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ReflectionParameterNameDiscoverer.getParameterNames( List &lt; KParameter &gt;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KotlinReflectionParameterNameDiscoverer.getParameterNames( Method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KotlinReflectionParameterNameDiscoverer.getParameterNames( Constructor &lt; ? &gt; c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